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4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stroke="none" svg:stroke-color="#000000" draw:fill="none" draw:fill-color="#ffffff" fo:min-height="0.636cm"/>
    </style:style>
    <style:style style:name="gr10" style:family="graphic" style:parent-style-name="standard">
      <style:graphic-properties draw:stroke="none" draw:fill="none" fo:min-height="0.983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1.211cm"/>
    </style:style>
    <style:style style:name="gr13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ffffff"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Courier 10 Pitch2" fo:font-size="12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 10 Pitch2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7.98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4.97cm" svg:x2="13.827cm" svg:y2="14.97cm">
          <text:p/>
        </draw:line>
        <draw:line draw:style-name="gr2" draw:text-style-name="P2" draw:layer="layout" svg:x1="4.81cm" svg:y1="14.97cm" svg:x2="4.81cm" svg:y2="9.89cm">
          <text:p/>
        </draw:line>
        <draw:line draw:style-name="gr3" draw:text-style-name="P2" draw:layer="layout" svg:x1="4.81cm" svg:y1="14.97cm" svg:x2="6.207cm" svg:y2="14.97cm">
          <text:p/>
        </draw:line>
        <draw:frame draw:style-name="gr4" draw:text-style-name="P3" draw:layer="layout" svg:width="4.491cm" svg:height="0.885cm" svg:x="13.681cm" svg:y="14.516cm">
          <draw:text-box>
            <text:p><text:span text:style-name="T1">time</text:span></text:p>
          </draw:text-box>
        </draw:frame>
        <draw:frame draw:style-name="gr5" draw:text-style-name="P4" draw:layer="layout" svg:width="4.091cm" svg:height="1.207cm" svg:x="2.759cm" svg:y="8.769cm">
          <draw:text-box>
            <text:p text:style-name="P1"><text:span text:style-name="T1">number of</text:span></text:p>
            <text:p text:style-name="P1"><text:span text:style-name="T1">events occurred</text:span></text:p>
          </draw:text-box>
        </draw:frame>
        <draw:line draw:style-name="gr6" draw:text-style-name="P2" draw:layer="layout" svg:x1="12.43cm" svg:y1="16.778cm" svg:x2="12.43cm" svg:y2="11.19cm">
          <text:p/>
        </draw:line>
        <draw:line draw:style-name="gr6" draw:text-style-name="P2" draw:layer="layout" svg:x1="6.12cm" svg:y1="16.778cm" svg:x2="6.12cm" svg:y2="11.19cm">
          <text:p/>
        </draw:line>
        <draw:line draw:style-name="gr6" draw:text-style-name="P2" draw:layer="layout" svg:x1="13.7cm" svg:y1="11.16cm" svg:x2="4.81cm" svg:y2="11.16cm">
          <text:p/>
        </draw:line>
        <draw:frame draw:style-name="gr7" draw:text-style-name="P5" draw:layer="layout" svg:width="2.032cm" svg:height="1.064cm" svg:x="8.493cm" svg:y="15.351cm">
          <draw:text-box>
            <text:p><text:span text:style-name="T2">Td</text:span></text:p>
          </draw:text-box>
        </draw:frame>
        <draw:frame draw:style-name="gr8" draw:text-style-name="P6" draw:layer="layout" svg:width="6.096cm" svg:height="1.505cm" svg:x="13.7cm" svg:y="10.719cm">
          <draw:text-box>
            <text:p><text:span text:style-name="T2">limitation</text:span><text:span text:style-name="T2"><text:line-break/></text:span><text:span text:style-name="T2">Cr</text:span></text:p>
          </draw:text-box>
        </draw:frame>
        <draw:line draw:style-name="gr3" draw:text-style-name="P2" draw:layer="layout" svg:x1="6.12cm" svg:y1="14.97cm" svg:x2="6.12cm" svg:y2="13.7cm">
          <text:p/>
        </draw:line>
        <draw:frame draw:style-name="gr4" draw:text-style-name="P8" draw:layer="layout" svg:width="1.824cm" svg:height="0.885cm" svg:x="2.986cm" svg:y="14.462cm">
          <draw:text-box>
            <text:p text:style-name="P7"><text:span text:style-name="T3">0</text:span></text:p>
          </draw:text-box>
        </draw:frame>
        <draw:frame draw:style-name="gr9" draw:text-style-name="P6" draw:layer="layout" svg:width="3.886cm" svg:height="0.886cm" draw:transform="rotate (0.785398163397448) translate (9.564cm 19.345cm)">
          <draw:text-box>
            <text:p text:style-name="P7"><text:span text:style-name="T2">time is up</text:span></text:p>
          </draw:text-box>
        </draw:frame>
        <draw:frame draw:style-name="gr9" draw:text-style-name="P6" draw:layer="layout" svg:width="3.886cm" svg:height="0.886cm" draw:transform="rotate (0.785398163397448) translate (3.265cm 19.346cm)">
          <draw:text-box>
            <text:p text:style-name="P7"><text:span text:style-name="T2">first occur</text:span></text:p>
          </draw:text-box>
        </draw:frame>
        <draw:line draw:style-name="gr3" draw:text-style-name="P2" draw:layer="layout" svg:x1="6.08cm" svg:y1="13.7cm" svg:x2="7.404cm" svg:y2="13.7cm">
          <text:p/>
        </draw:line>
        <draw:line draw:style-name="gr3" draw:text-style-name="P2" draw:layer="layout" svg:x1="7.404cm" svg:y1="13.7cm" svg:x2="7.404cm" svg:y2="12.43cm">
          <text:p/>
        </draw:line>
        <draw:line draw:style-name="gr3" draw:text-style-name="P2" draw:layer="layout" svg:x1="7.35cm" svg:y1="12.43cm" svg:x2="7.985cm" svg:y2="12.43cm">
          <text:p/>
        </draw:line>
        <draw:line draw:style-name="gr3" draw:text-style-name="P2" draw:layer="layout" svg:x1="7.985cm" svg:y1="12.403cm" svg:x2="7.985cm" svg:y2="11.133cm">
          <text:p/>
        </draw:line>
        <draw:line draw:style-name="gr6" draw:text-style-name="P2" draw:layer="layout" svg:x1="12.43cm" svg:y1="15.478cm" svg:x2="6.207cm" svg:y2="15.478cm">
          <text:p/>
        </draw:line>
        <draw:line draw:style-name="gr2" draw:text-style-name="P2" draw:layer="layout" svg:x1="6.08cm" svg:y1="15.478cm" svg:x2="12.43cm" svg:y2="15.478cm">
          <text:p/>
        </draw:line>
        <draw:frame draw:style-name="gr8" draw:text-style-name="P9" draw:layer="layout" svg:width="6.096cm" svg:height="1.505cm" svg:x="9.128cm" svg:y="12.322cm">
          <draw:text-box>
            <text:p><text:span text:style-name="T4">blocks</text:span></text:p>
            <text:p><text:span text:style-name="T4">requests</text:span></text:p>
          </draw:text-box>
        </draw:frame>
      </draw:page>
      <draw:page draw:name="page2" draw:style-name="dp1" draw:master-page-name="Default">
        <draw:frame draw:style-name="gr10" draw:text-style-name="P11" draw:layer="layout" svg:width="11.883cm" svg:height="1.233cm" svg:x="5.754cm" svg:y="12.993cm">
          <draw:text-box>
            <text:p text:style-name="P10"><text:span text:style-name="T5">QS_ClientEventLimitCount 10 360 LimitLogin</text:span></text:p>
          </draw:text-box>
        </draw:frame>
        <draw:frame draw:style-name="gr5" draw:text-style-name="P4" draw:layer="layout" svg:width="4.091cm" svg:height="1.207cm" svg:x="10.025cm" svg:y="11.314cm">
          <draw:text-box>
            <text:p text:style-name="P1"><text:span text:style-name="T1">number of</text:span></text:p>
            <text:p text:style-name="P1"><text:span text:style-name="T1">events (Cr)</text:span></text:p>
          </draw:text-box>
        </draw:frame>
        <draw:frame draw:style-name="gr11" draw:text-style-name="P4" draw:layer="layout" svg:width="4.091cm" svg:height="1.199cm" svg:x="11.668cm" svg:y="14.135cm">
          <draw:text-box>
            <text:p text:style-name="P1"><text:span text:style-name="T1">duration (Td)</text:span></text:p>
            <text:p text:style-name="P1"><text:span text:style-name="T1">in seconds</text:span></text:p>
          </draw:text-box>
        </draw:frame>
        <draw:frame draw:style-name="gr12" draw:text-style-name="P4" draw:layer="layout" svg:width="5.08cm" svg:height="1.461cm" svg:x="14.462cm" svg:y="11.323cm">
          <draw:text-box>
            <text:p text:style-name="P1"><text:span text:style-name="T1">name of the event</text:span></text:p>
            <text:p text:style-name="P1"><text:span text:style-name="T1">(environment variable)</text:span></text:p>
          </draw:text-box>
        </draw:frame>
        <draw:line draw:style-name="gr13" draw:text-style-name="P2" draw:layer="layout" svg:x1="13.573cm" svg:y1="14.208cm" svg:x2="13.573cm" svg:y2="13.573cm">
          <text:p/>
        </draw:line>
        <draw:line draw:style-name="gr13" draw:text-style-name="P2" draw:layer="layout" svg:x1="12.573cm" svg:y1="13.109cm" svg:x2="12.573cm" svg:y2="12.474cm">
          <text:p/>
        </draw:line>
        <draw:line draw:style-name="gr13" draw:text-style-name="P2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6-15T07:24:31.604280055</dc:date>
    <meta:editing-duration>PT21M39S</meta:editing-duration>
    <meta:editing-cycles>7</meta:editing-cycles>
    <meta:generator>LibreOffice/5.1.6.2$Linux_X86_64 LibreOffice_project/10m0$Build-2</meta:generator>
    <meta:document-statistic meta:object-count="29"/>
  </office:meta>
</office:document-meta>
</file>